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Writer.writeField( FieldInfo fi , Fieldable fiel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FieldsWriter.compress( byte [ ] input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eldsWriter.clos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FieldsWriter.flushDocument( int numStoredFields , RAMOutputStream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sWriter.skip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Writer.addDocument( Document d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elds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Writer.FieldsWriter( Directory d , String segment , FieldInfos f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FieldsWriter.FieldsWriter( IndexOutput fdx , IndexOutput fdt , FieldInfos f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sWriter.setFieldsStream( IndexOutput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Writer.addRawDocuments( IndexInput stream , int [ ] lengths , int numDo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